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family="DejaVu Serif" fo:font-size="16.000000000000000pt" fo:font-weight="bold" style:use-window-font-color="true"/>
    </style:style>
    <style:style style:name="T2" style:family="text">
      <style:text-properties fo:font-size="16.000000000000000pt" fo:font-weight="bold"/>
    </style:style>
    <style:style style:name="T3" style:family="text">
      <style:text-properties fo:font-size="16.000000000000000pt"/>
    </style:style>
    <style:style style:name="T4" style:family="text">
      <style:text-properties fo:font-family="Liberation Serif" fo:font-size="16.000000000000000pt" fo:font-weight="bold" style:use-window-font-color="true"/>
    </style:style>
    <style:style style:name="P1" style:parent-style-name="Text_20body" style:family="paragraph">
      <style:paragraph-properties fo:hyphenation-ladder-count="no-limit" fo:line-height="100%" fo:orphans="2" fo:widows="2" style:line-break="strict" style:punctuation-wrap="hanging" style:tab-stop-distance="35.461478755799995pt" style:text-autospace="ideograph-alpha" style:writing-mode="page"/>
      <style:text-properties fo:color="#000000" fo:country="EC" fo:font-family="Sans Serif" fo:font-size="12.000000000000000pt" fo:hyphenate="false" fo:hyphenation-push-char-count="2" fo:hyphenation-remain-char-count="2" fo:language="es" style:letter-kerning="true"/>
    </style:style>
    <style:style style:name="P2" style:family="paragraph">
      <style:text-properties fo:color="#000000" fo:font-family="Sans Serif" fo:font-size="12.000000000000000pt"/>
    </style:style>
    <style:style style:name="P3" style:family="paragraph">
      <style:paragraph-properties fo:hyphenation-ladder-count="no-limit" fo:line-height="100%" fo:margin-bottom="7.001586932600000pt" fo:margin-top="0.000000000000000pt" fo:orphans="2" fo:widows="2" style:line-break="strict" style:punctuation-wrap="hanging" style:tab-stop-distance="35.461478755799995pt" style:text-autospace="ideograph-alpha" style:writing-mode="page"/>
      <style:text-properties fo:color="#000000" fo:country="EC" fo:font-family="Sans Serif" fo:font-size="12.000000000000000pt" fo:hyphenate="false" fo:hyphenation-push-char-count="2" fo:hyphenation-remain-char-count="2" fo:language="es" style:letter-kerning="true"/>
    </style:style>
  </office:automatic-styles>
  <office:body>
    <office:text>
      <text:tracked-changes text:track-changes="false"/>
      <text:p text:style-name="P1"><text:span text:style-name="T1">Te doy gloria</text:span></text:p>
      <text:p text:style-name="P2"><text:span text:style-name="T2">En Esíritu y Verdad</text:span></text:p>
      <text:p text:style-name="P2"/>
      <text:p text:style-name="P2"><text:span text:style-name="T3">Cuan hermoso eres Jesús</text:span></text:p>
      <text:p text:style-name="P2"><text:span text:style-name="T3">son tus palabras, es tu amor</text:span></text:p>
      <text:p text:style-name="P2"><text:span text:style-name="T3">Cuan glorioso eres Jesús</text:span></text:p>
      <text:p text:style-name="P2"><text:span text:style-name="T3">Es tu poder, fue tu cruz.</text:span></text:p>
      <text:p text:style-name="P2"/>
      <text:p text:style-name="P2"><text:span text:style-name="T3">La que me salvo me rescato</text:span></text:p>
      <text:p text:style-name="P2"><text:span text:style-name="T3">Un momento ahí nos dio libertad.</text:span></text:p>
      <text:p text:style-name="P2"/>
      <text:p text:style-name="P2"><text:span text:style-name="T3">Te doy gloria, gloria</text:span></text:p>
      <text:p text:style-name="P2"><text:span text:style-name="T3">Te doy gloria, gloria</text:span></text:p>
      <text:p text:style-name="P2"><text:span text:style-name="T3">Te doy gloria, gloria</text:span></text:p>
      <text:p text:style-name="P2"><text:span text:style-name="T3">A ti Jesús.</text:span></text:p>
      <text:p text:style-name="P2"/>
      <text:p text:style-name="P2"><text:span text:style-name="T3">Cuan hermoso eres Jesús</text:span></text:p>
      <text:p text:style-name="P2"><text:span text:style-name="T3">Son tus palabras, es tu amor</text:span></text:p>
      <text:p text:style-name="P2"><text:span text:style-name="T3">Cuan glorioso eres Jesús</text:span></text:p>
      <text:p text:style-name="P2"><text:span text:style-name="T3">Es tu poder, fue tu cruz.</text:span></text:p>
      <text:p text:style-name="P2"/>
      <text:p text:style-name="P2"><text:span text:style-name="T3">La que me salvo me rescato</text:span></text:p>
      <text:p text:style-name="P2"><text:span text:style-name="T3">Un momento ahí nos dio libertad.</text:span></text:p>
      <text:p text:style-name="P2"/>
      <text:p text:style-name="P2"><text:span text:style-name="T3">//Te doy gloria, gloria</text:span></text:p>
      <text:p text:style-name="P2"><text:span text:style-name="T3">Te doy gloria, gloria</text:span></text:p>
      <text:p text:style-name="P2"><text:span text:style-name="T3">Te doy gloria, gloria</text:span></text:p>
      <text:p text:style-name="P2"><text:span text:style-name="T3">A ti Jesús//</text:span></text:p>
      <text:p text:style-name="P2"/>
      <text:p text:style-name="P2"><text:span text:style-name="T3">////Con una corona de espinos</text:span></text:p>
      <text:p text:style-name="P2"><text:span text:style-name="T3">Te hiciste rey por siempre////</text:span></text:p>
      <text:p text:style-name="P2"/>
      <text:p text:style-name="P2"><text:span text:style-name="T3">////Te doy gloria, gloria</text:span></text:p>
      <text:p text:style-name="P2"><text:span text:style-name="T3">Te doy gloria, gloria</text:span></text:p>
      <text:p text:style-name="P2"><text:span text:style-name="T3">Te doy gloria, gloria</text:span></text:p>
      <text:p text:style-name="P2"><text:span text:style-name="T3">A ti Jesús////</text:span></text:p>
      <text:p text:style-name="P2"/>
      <text:p text:style-name="P3"/>
      <text:p text:style-name="P3"/>
      <text:p text:style-name="P3"/>
      <text:p text:style-name="P3"><text:span text:style-name="T1">Palabras de vida eterna<text:s/></text:span></text:p>
      <text:p text:style-name="P2"><text:span text:style-name="T2">Marcos Witt</text:span></text:p>
      <text:p text:style-name="P2"/>
      <text:p text:style-name="P2"><text:span text:style-name="T3">Pan de vida es Cristo</text:span></text:p>
      <text:p text:style-name="P2"><text:span text:style-name="T3">La luz del mundo, es Jesús</text:span></text:p>
      <text:p text:style-name="P2"><text:span text:style-name="T3">Cordero de Dios inmolado en la cruz</text:span></text:p>
      <text:p text:style-name="P2"><text:span text:style-name="T3">Mi salvador y mi Rey</text:span></text:p>
      <text:p text:style-name="P2"/>
      <text:p text:style-name="P2"><text:span text:style-name="T3">El gran maestro es Cristo</text:span></text:p>
      <text:p text:style-name="P2"><text:span text:style-name="T3">El buen pastor, es Jesús</text:span></text:p>
      <text:p text:style-name="P2"><text:span text:style-name="T3">El hijo de Dios y el gran yo soy</text:span></text:p>
      <text:p text:style-name="P2"><text:span text:style-name="T3">El agua que sacia mi sed</text:span></text:p>
      <text:p text:style-name="P2"/>
      <text:p text:style-name="P2"><text:span text:style-name="T3">Solo Cristo tiene, palabras de vida eterna</text:span></text:p>
      <text:p text:style-name="P2"><text:span text:style-name="T3">Solo Cristo tiene, palabras de vida eterna</text:span></text:p>
      <text:p text:style-name="P2"><text:span text:style-name="T3">Para el afligido, para el quebrantado</text:span></text:p>
      <text:p text:style-name="P2"><text:span text:style-name="T3">Para todo aquel que quiera ser libre del pecado</text:span></text:p>
      <text:p text:style-name="P2"/>
      <text:p text:style-name="P2"><text:span text:style-name="T4">ERES FIEL</text:span></text:p>
      <text:p text:style-name="P2"><text:span text:style-name="T2">COALO ZAMORANO</text:span></text:p>
      <text:p text:style-name="P2"/>
      <text:p text:style-name="P2"><text:span text:style-name="T3">//Señor eres fiel</text:span></text:p>
      <text:p text:style-name="P2"><text:span text:style-name="T3">y tu misericordia eterna//</text:span></text:p>
      <text:p text:style-name="P2"/>
      <text:p text:style-name="P2"><text:span text:style-name="T3">Gente de toda lengua y nación</text:span></text:p>
      <text:p text:style-name="P2"><text:span text:style-name="T3">de generación generación</text:span></text:p>
      <text:p text:style-name="P2"/>
      <text:p text:style-name="P2"><text:span text:style-name="T3">//Te adoramos hoy</text:span></text:p>
      <text:p text:style-name="P2"><text:span text:style-name="T3">aleluya, aleluya</text:span></text:p>
      <text:p text:style-name="P2"><text:span text:style-name="T3">te adoramos hoy</text:span></text:p>
      <text:p text:style-name="P2"><text:span text:style-name="T3">eres señor//</text:span></text:p>
      <text:p text:style-name="P2"/>
      <text:p text:style-name="P2"><text:span text:style-name="T3">eres fiel</text:span></text:p>
      <text:p text:style-name="P2"/>
      <text:p text:style-name="P2"><text:span text:style-name="T3">Eres fiel, siempre fiel</text:span></text:p>
      <text:p text:style-name="P2"/>
      <text:p text:style-name="P2"/>
      <text:p text:style-name="P2"><text:span text:style-name="T2">ALGO ESTÁ CAYENDO</text:span></text:p>
      <text:p text:style-name="P2"/>
      <text:p text:style-name="P2"><text:span text:style-name="T3">//Algo está cayendo aquí</text:span></text:p>
      <text:p text:style-name="P2"><text:span text:style-name="T3">es tan fuerte sobre mí</text:span></text:p>
      <text:p text:style-name="P2"><text:span text:style-name="T3">mis manos levantaré</text:span></text:p>
      <text:p text:style-name="P2"><text:span text:style-name="T3">y su Gloria tocaré//</text:span></text:p>
      <text:p text:style-name="P2"><text:span text:style-name="T3">y su Gloria tocaré</text:span></text:p>
      <text:p text:style-name="P2"/>
      <text:p text:style-name="P2"><text:span text:style-name="T3">//Está cayendo</text:span></text:p>
      <text:p text:style-name="P2"><text:span text:style-name="T3">su Gloria sobre mí</text:span></text:p>
      <text:p text:style-name="P2"><text:span text:style-name="T3">sanando heridas</text:span></text:p>
      <text:p text:style-name="P2"><text:span text:style-name="T3">levantando al caído</text:span></text:p>
      <text:p text:style-name="P2"><text:span text:style-name="T3">su Gloria está aquí//</text:span></text:p>
      <text:p text:style-name="P2"/>
      <text:p text:style-name="P2"><text:span text:style-name="T3">Su Gloria está aquí</text:span></text:p>
      <text:p text:style-name="P2"><text:span text:style-name="T3">su Gloria está aquí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NO HAY LUGAR MAS ALTO</text:span></text:p>
      <text:p text:style-name="P2"/>
      <text:p text:style-name="P2"><text:span text:style-name="T3">tus pies arde mi corazón</text:span></text:p>
      <text:p text:style-name="P2"><text:span text:style-name="T3">tus pies entrego lo que soy</text:span></text:p>
      <text:p text:style-name="P2"><text:span text:style-name="T3">Ese lugar de mi seguridad</text:span></text:p>
      <text:p text:style-name="P2"><text:span text:style-name="T3">Donde nadie me puede señalar</text:span></text:p>
      <text:p text:style-name="P2"/>
      <text:p text:style-name="P2"><text:span text:style-name="T3">Me perdonaste, me acercaste a tu presencia <text:s text:c="46"/>– -</text:span></text:p>
      <text:p text:style-name="P2"><text:span text:style-name="T3">Me levantaste, hoy me postro a adorarte</text:span></text:p>
      <text:p text:style-name="P2"/>
      <text:p text:style-name="P2"><text:span text:style-name="T3">//No hay lugar más alto, más grande</text:span></text:p>
      <text:p text:style-name="P2"><text:span text:style-name="T3">Que estar a tus pies, que estar a tus pies //</text:span></text:p>
      <text:p text:style-name="P2"/>
      <text:p text:style-name="P2"><text:span text:style-name="T3">Y aquí permaneceré, postrado a tus pies</text:span></text:p>
      <text:p text:style-name="P2"><text:span text:style-name="T3">Y aquí permaneceré a los pies de Cristo Oouoh...</text:span></text:p>
      <text:p text:style-name="P2"/>
      <text:p text:style-name="P2"><text:span text:style-name="T3">////No hay lugar más alto, más grande</text:span></text:p>
      <text:p text:style-name="P2"><text:span text:style-name="T3">Que estar a tus pies, que estar a tus pies ////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Bibliography_20unpublished" style:display-name="Bibliography unpublished" style:family="paragraph"/>
    <style:style style:name="Bibliography_20www" style:display-name="Bibliography www" style:family="paragraph"/>
    <style:style style:name="A1" style:display-name="A1" style:family="paragraph">
      <style:paragraph-properties fo:hyphenation-ladder-count="no-limit" fo:orphans="2" fo:widows="2" style:line-break="strict" style:punctuation-wrap="hanging" style:tab-stop-distance="35.461478755799995pt" style:text-autospace="ideograph-alpha" style:writing-mode="page"/>
      <style:text-properties fo:country="EC" fo:font-family="Liberation Serif" fo:font-size="12.000000000000000pt" fo:hyphenate="false" fo:hyphenation-push-char-count="2" fo:hyphenation-remain-char-count="2" fo:language="es" style:letter-kerning="true" style:use-window-font-color="true"/>
    </style:style>
    <style:style style:name="Bibliography_20custom1" style:display-name="Bibliography custom1" style:family="paragraph"/>
    <style:style style:name="Bibliography_20custom2" style:display-name="Bibliography custom2" style:family="paragraph"/>
    <style:style style:name="Alphabetical_20List" style:display-name="Alphabetical List" style:family="paragraph" style:list-style-name="L5">
      <style:text-properties fo:font-size="12.000000000000000pt"/>
    </style:style>
    <style:style style:name="Bullet_20List" style:display-name="Bullet List" style:family="paragraph" style:list-style-name="L6">
      <style:text-properties fo:font-size="12.000000000000000pt"/>
    </style:style>
    <style:style style:name="Standard" style:display-name="Standard" style:family="paragraph">
      <style:text-properties fo:font-size="12.000000000000000pt"/>
    </style:style>
    <style:style style:name="Endnote" style:display-name="Endnote" style:family="paragraph" style:next-style-name=""/>
    <style:style style:name="Text_20body" style:display-name="Text body" style:family="paragraph">
      <style:paragraph-properties fo:line-height="115%" fo:margin-bottom="7.001586932600000pt" fo:margin-top="0.000000000000000pt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Contents_201" style:display-name="Contents 1" style:family="paragraph">
      <style:paragraph-properties fo:margin-left="0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1.952828583999995pt" fo:margin-left="56.976476657999996pt" fo:margin-right="56.976476657999996pt" fo:margin-top="41.952828583999995pt" fo:padding="0.000000000000000pt" fo:page-height="841.891222259999950pt" fo:page-width="595.276621799999930pt" style:print-orientation="portrait">
        <style:columns fo:column-count="2" fo:column-gap="17.00790348000pt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Desconocido</meta:initial-creator>
    <meta:editing-cycles>2</meta:editing-cycles>
    <dc:date>2024-09-28T16:40:19</dc:date>
    <meta:creation-date>2008-08-22T11:41:04</meta:creation-date>
    <dc:creator>Washington Indacochea Delgado</dc:creator>
  </office:meta>
</office:document-meta>
</file>